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53in"/>
    </style:style>
    <style:style style:name="co3" style:family="table-column">
      <style:table-column-properties fo:break-before="auto" style:column-width="2.3772in"/>
    </style:style>
    <style:style style:name="co4" style:family="table-column">
      <style:table-column-properties fo:break-before="auto" style:column-width="4.5193in"/>
    </style:style>
    <style:style style:name="co5" style:family="table-column">
      <style:table-column-properties fo:break-before="auto" style:column-width="4.3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26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Модуль</text:p>
          </table:table-cell>
          <table:table-cell office:value-type="string" calcext:value-type="string">
            <text:p>Название</text:p>
          </table:table-cell>
          <table:table-cell office:value-type="string" calcext:value-type="string">
            <text:p>Шаги воспроизведения</text:p>
          </table:table-cell>
          <table:table-cell office:value-type="string" calcext:value-type="string">
            <text:p>Ожидаемый результат</text:p>
          </table:table-cell>
        </table:table-row>
        <table:table-row table:style-name="ro2">
          <table:table-cell office:value-type="string" calcext:value-type="string">
            <text:p>FORM-KA-1</text:p>
          </table:table-cell>
          <table:table-cell office:value-type="string" calcext:value-type="string">
            <text:p>Форма оценки качества образования</text:p>
          </table:table-cell>
          <table:table-cell office:value-type="string" calcext:value-type="string">
            <text:p>Ввод фамилии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Фамилия вводится и отображается в поле ввод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поле ввода фамилии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Ввести фамилию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вод секретной фразы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Секретная фраза вводится и отображается скрыто (звёздочками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поле ввода секретной фразы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Ввести секретную фразу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ыбор пола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Активируется нажатая радиокнопк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Нажать на радиокнопку рядом с полом, отличным от выбранного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ыбор курса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Выбирается корректный курс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Перейти к dropdown-меню “Курс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Кликнуть на dropdown-меню “Курс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. Кликнуть на необходимый кур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Выбор поля “Как вы о нас узнали?”</text:p>
          </table:table-cell>
          <table:table-cell office:value-type="string" calcext:value-type="string">
            <text:p>1. Перейти к форме оценки</text:p>
          </table:table-cell>
          <table:table-cell office:value-type="string" calcext:value-type="string">
            <text:p>Выбирается корректный пункт меню, отмечатеся галочкой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 Перейти к меню чекбоксов в поле “Как вы о нас узнали?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. Кликнуть на чекбокс слева от необходимого пункта меню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1:25:02.318532720</meta:creation-date>
    <dc:date>2023-03-18T21:57:54.889012233</dc:date>
    <meta:editing-duration>PT32M49S</meta:editing-duration>
    <meta:editing-cycles>8</meta:editing-cycles>
    <meta:generator>LibreOffice/7.5.1.2$Linux_X86_64 LibreOffice_project/50$Build-2</meta:generator>
    <meta:document-statistic meta:table-count="1" meta:cell-count="32" meta:object-count="0"/>
  </office:meta>
</office:document-meta>
</file>